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972in" style:contextual-spacing="false" fo:line-height="120%"/>
      <style:text-properties style:font-name="Times" fo:font-size="12pt"/>
    </style:style>
    <style:style style:name="P2" style:family="paragraph" style:parent-style-name="Standard">
      <style:paragraph-properties fo:margin-top="0in" fo:margin-bottom="0.0972in" style:contextual-spacing="false" fo:line-height="120%"/>
      <style:text-properties style:font-name="Times" fo:font-size="12pt" fo:font-weight="bold"/>
    </style:style>
    <style:style style:name="P3" style:family="paragraph" style:parent-style-name="Standard">
      <style:paragraph-properties fo:margin-top="0in" fo:margin-bottom="0.0972in" style:contextual-spacing="false" fo:line-height="120%"/>
      <style:text-properties style:font-name="Times" fo:font-size="12pt" officeooo:rsid="0010008d" officeooo:paragraph-rsid="0010008d"/>
    </style:style>
    <style:style style:name="P4" style:family="paragraph" style:parent-style-name="Standard">
      <style:paragraph-properties fo:margin-top="0in" fo:margin-bottom="0.0972in" style:contextual-spacing="false" fo:line-height="120%" fo:text-align="center" style:justify-single-word="false"/>
      <style:text-properties style:font-name="Times" fo:font-size="18pt" fo:font-weight="bold"/>
    </style:style>
    <style:style style:name="P5" style:family="paragraph" style:parent-style-name="Standard">
      <style:text-properties style:font-name="Times" fo:font-size="12pt"/>
    </style:style>
    <style:style style:name="P6" style:family="paragraph" style:parent-style-name="Standard">
      <style:paragraph-properties style:line-height-at-least="0.222in"/>
      <style:text-properties style:font-name="Times" fo:font-size="12pt"/>
    </style:style>
    <style:style style:name="P7" style:family="paragraph" style:parent-style-name="Standard">
      <style:text-properties style:font-name="Times" fo:font-size="12pt" style:text-underline-style="solid" style:text-underline-width="auto" style:text-underline-color="#000000" fo:font-weight="bold"/>
    </style:style>
    <style:style style:name="P8" style:family="paragraph" style:parent-style-name="Standard">
      <style:text-properties style:font-name="Times" fo:font-size="12pt" officeooo:paragraph-rsid="000d5a0e"/>
    </style:style>
    <style:style style:name="P9" style:family="paragraph" style:parent-style-name="Standard">
      <style:text-properties style:font-name="Times" fo:font-size="12pt" fo:font-weight="bold" officeooo:rsid="000d5a0e" officeooo:paragraph-rsid="000d5a0e" style:font-weight-asian="bold" style:font-weight-complex="bold"/>
    </style:style>
    <style:style style:name="P10" style:family="paragraph" style:parent-style-name="Standard">
      <style:text-properties style:font-name="Times" fo:font-size="12pt" fo:font-weight="bold" officeooo:rsid="0010008d" officeooo:paragraph-rsid="0010008d" style:font-weight-asian="bold" style:font-weight-complex="bold"/>
    </style:style>
    <style:style style:name="P11" style:family="paragraph" style:parent-style-name="Standard">
      <style:text-properties style:font-name="Times" fo:font-size="12pt" officeooo:rsid="000e8cc4" officeooo:paragraph-rsid="000e8cc4"/>
    </style:style>
    <style:style style:name="P12" style:family="paragraph" style:parent-style-name="Standard">
      <style:text-properties style:font-name="Times" fo:font-size="12pt" officeooo:paragraph-rsid="000e8cc4"/>
    </style:style>
    <style:style style:name="P13" style:family="paragraph" style:parent-style-name="Standard">
      <style:text-properties style:font-name="Times" fo:font-size="12pt" fo:font-weight="normal" officeooo:rsid="00102e89" officeooo:paragraph-rsid="00102e89" style:font-weight-asian="normal" style:font-weight-complex="normal"/>
    </style:style>
    <style:style style:name="P14" style:family="paragraph" style:parent-style-name="Standard">
      <style:paragraph-properties fo:margin-top="0.1665in" fo:margin-bottom="0.0835in" style:contextual-spacing="false" fo:text-align="center" style:justify-single-word="false"/>
      <style:text-properties style:font-name="Times" fo:font-size="28pt" fo:font-weight="bold"/>
    </style:style>
    <style:style style:name="P15" style:family="paragraph" style:parent-style-name="Standard">
      <style:paragraph-properties fo:margin-top="0.139in" fo:margin-bottom="0.0835in" style:contextual-spacing="false"/>
      <style:text-properties style:font-name="Times" fo:font-size="12pt" style:text-underline-style="solid" style:text-underline-width="auto" style:text-underline-color="font-color" fo:font-weight="bold"/>
    </style:style>
    <style:style style:name="P16" style:family="paragraph" style:parent-style-name="Footnote">
      <style:text-properties officeooo:rsid="0010008d" officeooo:paragraph-rsid="0010008d"/>
    </style:style>
    <style:style style:name="P17" style:family="paragraph" style:parent-style-name="Standard">
      <style:paragraph-properties fo:margin-top="0.139in" fo:margin-bottom="0.0835in" style:contextual-spacing="false"/>
      <style:text-properties style:font-name="Times" fo:font-size="12pt" officeooo:rsid="0010008d" officeooo:paragraph-rsid="0010008d"/>
    </style:style>
    <style:style style:name="P18" style:family="paragraph" style:parent-style-name="Standard">
      <style:paragraph-properties fo:margin-top="0.139in" fo:margin-bottom="0.0835in" style:contextual-spacing="false"/>
      <style:text-properties fo:color="#000000" style:font-name="Times" fo:font-size="12pt" officeooo:rsid="0010008d" officeooo:paragraph-rsid="00103273"/>
    </style:style>
    <style:style style:name="T1" style:family="text">
      <style:text-properties fo:font-style="italic"/>
    </style:style>
    <style:style style:name="T2" style:family="text">
      <style:text-properties fo:font-style="italic" officeooo:rsid="000e8cc4"/>
    </style:style>
    <style:style style:name="T3" style:family="text">
      <style:text-properties officeooo:rsid="000e8cc4"/>
    </style:style>
    <style:style style:name="T4" style:family="text">
      <style:text-properties officeooo:rsid="001000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urrent Trends of </text:p>
      <text:p text:style-name="P14">Artificial Intelligence</text:p>
      <text:p text:style-name="P4">Phase <text:span text:style-name="T4">4</text:span></text:p>
      <text:p text:style-name="P15">Progress</text:p>
      <text:p text:style-name="P17">We have looked to two different methods this phase. Previously we had created our own method to find frequent patterns in <text:s/>measures but we found an algorithm that would find faster frequent patterns. The algorithm is fp-growth and we used the implementation of Christian Borgelt <text:note text:id="ftn1" text:note-class="footnote"><text:note-citation>1</text:note-citation><text:note-body><text:p text:style-name="P16">http://www.borgelt.net/pyfim.html</text:p></text:note-body></text:note>. <text:s/>However the results are slightly worse than the results of our own method but it is much faster.</text:p>
      <text:p text:style-name="P18">Also we did some more research on contrast mining. We studied different contrast mining algorithms i.e STUCCO and TAR3 and eventually implemented a STUCCO variant. Sadly we saw no improvement in using this method. The Frequency mining had a much better performance.</text:p>
      <text:p text:style-name="P15">Results</text:p>
      <text:p text:style-name="P2">Note Frequency (Old Best Result)</text:p>
      <text:p text:style-name="P8">Error performance (lower is better)<text:line-break/>-----------------------------------<text:line-break/>Performer prediction 29;29;27;29;31 =&gt; 145<text:line-break/>Instrument prediction 20;21;21;21;21 =&gt; 104<text:line-break/>Style prediction 24;25;24;23;23 =&gt; 119<text:line-break/>Year prediction 532;547;498;507;539 =&gt; 2623<text:line-break/>Tempo prediction 2662.2;2238;3114.1;2416.3;2227.6 =&gt; 12658.2</text:p>
      <text:p text:style-name="P1"/>
      <text:p text:style-name="P2">Note Duration</text:p>
      <text:p text:style-name="P5">Error performance (lower is better)<text:line-break/>-----------------------------------<text:line-break/>Performer prediction<text:tab/>35;34;34;33;35 =&gt; 171</text:p>
      <text:p text:style-name="P5">Instrument prediction<text:tab/>20;21;21;21;21 =&gt; 104</text:p>
      <text:p text:style-name="P5">Style prediction<text:tab/>24;25;24;23;23 =&gt; 119</text:p>
      <text:p text:style-name="P5">Year prediction<text:tab/>532;518;498;507;539 =&gt; 2594</text:p>
      <text:p text:style-name="P5">Tempo prediction<text:tab/>3223.6;2199.5;3216.9;2646.8;2451.9 =&gt; 13738.7</text:p>
      <text:p text:style-name="P5"/>
      <text:p text:style-name="P5">We noticed immediately is the same results for the Style and Instrument Prediction.</text:p>
      <text:p text:style-name="P5">After taking a look closer to the data we saw that both prediction algorithms predict for all Styles <text:span text:style-name="T1">Postbop</text:span> and instruments <text:span text:style-name="T1">ts, </text:span>which is the reason of this result.</text:p>
      <text:p text:style-name="P5"><text:soft-page-break/></text:p>
      <text:p text:style-name="P5">We see a small improvement for the year predictions, but there is no general improvement.</text:p>
      <text:p text:style-name="P1"/>
      <text:p text:style-name="P2">Note Pattern</text:p>
      <text:p text:style-name="P6">Error performance (lower is better)</text:p>
      <text:p text:style-name="P6">-----------------------------------</text:p>
      <text:p text:style-name="P6">Performer prediction    28;30;29;30;31 =&gt; 148</text:p>
      <text:p text:style-name="P6">Instrument prediction    17;18;17;19;18 =&gt; 89</text:p>
      <text:p text:style-name="P6">Style prediction    23;24;22;22;19 =&gt; 110</text:p>
      <text:p text:style-name="P6">Year prediction        510;523;466;515;564 =&gt; 2578</text:p>
      <text:p text:style-name="P6">Tempo prediction    2963.2;2357.9;2953.7;2796.8;2565.7 =&gt; 13637.3</text:p>
      <text:p text:style-name="P5"/>
      <text:p text:style-name="P5">Th<text:span text:style-name="T4">ese </text:span>results are also interesting . We see an improvement for the Instrument,Year, Style Predictions. Certainly an improvement.</text:p>
      <text:p text:style-name="P5"/>
      <text:p text:style-name="P9">Tempo Formula</text:p>
      <text:p text:style-name="P11">Error performance (lower is better) </text:p>
      <text:p text:style-name="P11">----------------------------------- </text:p>
      <text:p text:style-name="P11">Performer prediction<text:tab/>28;30;29;30;31 =&gt; 148 </text:p>
      <text:p text:style-name="P11">Instrument prediction<text:tab/>17;18;17;19;18 =&gt; 89 </text:p>
      <text:p text:style-name="P11">Style prediction<text:tab/>23;24;22;22;19 =&gt; 110 </text:p>
      <text:p text:style-name="P11">Year prediction<text:tab/>510;523;466;515;564 =&gt; 2578 </text:p>
      <text:p text:style-name="P11">Tempo prediction<text:tab/>720.2;611;651.3;764.2;588 =&gt; 3334.7 </text:p>
      <text:p text:style-name="P11"/>
      <text:p text:style-name="P10">Fp-growth</text:p>
      <text:p text:style-name="P13">Error performance (lower is better) </text:p>
      <text:p text:style-name="P13">----------------------------------- </text:p>
      <text:p text:style-name="P13">Performer prediction<text:tab/>34;33;32;34;34 =&gt; 167 </text:p>
      <text:p text:style-name="P13">Instrument prediction<text:tab/>19;20;20;20;20 =&gt; 99 </text:p>
      <text:p text:style-name="P13">Style prediction<text:tab/>23;24;23;22;22 =&gt; 114 </text:p>
      <text:p text:style-name="P13">Year prediction<text:tab/>527;536;493;502;526 =&gt; 2584 </text:p>
      <text:p text:style-name="P13">Tempo prediction<text:tab/>2582.9;2305.1;3469.3;2977;2276.7 =&gt; 13611 </text:p>
      <text:p text:style-name="P5"/>
      <text:p text:style-name="P7">Best Results for the Moment</text:p>
      <text:p text:style-name="P7"/>
      <text:p text:style-name="P6">Error performance (lower is better)</text:p>
      <text:p text:style-name="P6">-----------------------------------</text:p>
      <text:p text:style-name="P5">Performer prediction 29;29;27;29;31 =&gt; 145 <text:span text:style-name="T1">(Note Frequency)</text:span></text:p>
      <text:p text:style-name="P6">Instrument prediction    17;18;17;19;18 =&gt; 89 <text:span text:style-name="T1">(Note Pattern)</text:span></text:p>
      <text:p text:style-name="P6">Style prediction    23;24;22;22;19 =&gt; 110 <text:s/><text:span text:style-name="T1">(Note Pattern)</text:span></text:p>
      <text:p text:style-name="P6">Year prediction        510;523;466;515;564 =&gt; 2578 <text:s/><text:span text:style-name="T1">(Note Pattern)</text:span></text:p>
      <text:p text:style-name="P12">Tempo prediction 2662.2;2238;3114.1;2416.3;2227.6 =&gt; <text:span text:style-name="T3">3334.7 </text:span><text:span text:style-name="T1">(</text:span><text:span text:style-name="T2">Tempo Formula</text:span><text:span text:style-name="T1">)</text:span></text:p>
      <text:p text:style-name="P5"/>
      <text:p text:style-name="P15">To run the code</text:p>
      <text:p text:style-name="P1">Run the following command to install all necessary libraries:</text:p>
      <text:p text:style-name="P1"><text:soft-page-break/>pip install -r requirements.txt</text:p>
      <text:p text:style-name="P3">To install fpgrowth you must run:</text:p>
      <text:p text:style-name="P3">python pyfim/setup_fim.py install</text:p>
      <text:p text:style-name="P3">The pyfim library can be downloaded from http://www.borgelt.net/pyfim.html</text:p>
      <text:p text:style-name="P1">To run the program, use command:</text:p>
      <text:p text:style-name="P1">perl crossvalidate.pl 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16-05-30T15:52:38.221812030</dc:date>
    <meta:editing-duration>P0D</meta:editing-duration>
    <meta:editing-cycles>2</meta:editing-cycles>
    <meta:document-statistic meta:table-count="0" meta:image-count="0" meta:object-count="0" meta:page-count="3" meta:paragraph-count="60" meta:word-count="447" meta:character-count="3511" meta:non-whitespace-character-count="3073"/>
  </office:meta>
</office:document-meta>
</file>